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Cianwo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Mahogany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Blackthorn City</text:p>
          </table:table-cell>
          <table:table-cell table:number-columns-repeated="3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aza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gold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ec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thor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misc-harb</text:p>
          </table:table-cell>
          <table:table-cell office:value-type="string" calcext:value-type="string">
            <text:p>Harbor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Cliff Edge Gate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office:value-type="string" calcext:value-type="string">
            <text:p>saf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9</text:p>
          </table:table-cell>
          <table:table-cell office:value-type="string" calcext:value-type="string">
            <text:p>Route 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0</text:p>
          </table:table-cell>
          <table:table-cell office:value-type="string" calcext:value-type="string">
            <text:p>Route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1</text:p>
          </table:table-cell>
          <table:table-cell office:value-type="string" calcext:value-type="string">
            <text:p>Route 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2</text:p>
          </table:table-cell>
          <table:table-cell office:value-type="string" calcext:value-type="string">
            <text:p>Route 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Shining Lighth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SS Aq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Battle Fron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Frontier Access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Whirl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Embedd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Mt. Mor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1F-2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1F-3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Rocket Hid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B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B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Lake of 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Ic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's 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Tohjo F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Giovanni's Room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 table:number-rows-repeated="30">
          <table:table-cell table:number-columns-repeated="5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Safari Z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afari Zone Gate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eadow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Savanna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Peak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Rocky Beac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wamp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Waste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0-29T21:20:41.628097528</dc:date>
    <meta:editing-duration>PT2H17M48S</meta:editing-duration>
    <meta:editing-cycles>34</meta:editing-cycles>
    <meta:generator>LibreOffice/7.3.7.2$Linux_X86_64 LibreOffice_project/30$Build-2</meta:generator>
    <meta:document-statistic meta:table-count="1" meta:cell-count="392" meta:object-count="0"/>
  </office:meta>
</office:document-meta>
</file>